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4.662cm"/>
    </style:style>
    <style:style style:name="gr2" style:family="graphic" style:parent-style-name="standard">
      <style:graphic-properties draw:textarea-horizontal-align="justify" draw:textarea-vertical-align="middle" draw:auto-grow-height="false" fo:min-height="0.632cm" fo:min-width="4.53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3.3cm"/>
    </style:style>
    <style:style style:name="gr6" style:family="graphic" style:parent-style-name="standard">
      <style:graphic-properties draw:textarea-horizontal-align="justify" draw:textarea-vertical-align="middle" draw:auto-grow-height="false" fo:min-height="3.05cm" fo:min-width="7.2cm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2.95cm"/>
    </style:style>
    <style:style style:name="gr8" style:family="graphic" style:parent-style-name="standard">
      <style:graphic-properties draw:textarea-horizontal-align="justify" draw:textarea-vertical-align="middle" draw:auto-grow-height="false" fo:min-height="1.45cm" fo:min-width="1.8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7.9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3.7cm"/>
    </style:style>
    <style:style style:name="gr11" style:family="graphic" style:parent-style-name="standard">
      <style:graphic-properties draw:textarea-horizontal-align="justify" draw:textarea-vertical-align="middle" draw:auto-grow-height="false" fo:min-height="1.378cm" fo:min-width="4.3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3" draw:id="id3" draw:layer="layout" svg:width="7.3cm" svg:height="3.1cm" svg:x="2.8cm" svg:y="0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cm" svg:height="1.4cm" svg:x="8.4cm" svg:y="4.9cm">
          <text:p text:style-name="P1">Podaj a,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11.4cm" svg:y1="9cm" svg:x2="16.4cm" svg:y2="5.6cm" draw:start-shape="id1" draw:end-shape="id2" draw:end-glue-point="1" svg:d="M11400 9000h5502v-3400h-502" svg:viewBox="0 0 5503 3401">
          <text:p text:style-name="P1">fałsz</text:p>
        </draw:connector>
        <draw:connector draw:style-name="gr4" draw:text-style-name="P2" draw:layer="layout" svg:x1="8.4cm" svg:y1="5.6cm" svg:x2="7.6cm" svg:y2="6.4cm" draw:start-shape="id2" draw:end-shape="id1" draw:end-glue-point="4" svg:d="M8400 5600h-800v800" svg:viewBox="0 0 801 801">
          <text:p/>
        </draw:connector>
        <draw:connector draw:style-name="gr4" draw:text-style-name="P2" draw:layer="layout" svg:x1="6.45cm" svg:y1="3.1cm" svg:x2="12.4cm" svg:y2="4.9cm" draw:start-shape="id3" draw:start-glue-point="8" draw:end-shape="id2" draw:end-glue-point="5" svg:d="M6450 3100v901h5950v899" svg:viewBox="0 0 5951 1801">
          <text:p/>
        </draw:connector>
        <draw:custom-shape draw:style-name="gr5" draw:text-style-name="P1" xml:id="id1" draw:id="id1" draw:layer="layout" svg:width="7.6cm" svg:height="5.2cm" svg:x="3.8cm" svg:y="6.4cm">
          <text:p text:style-name="P1">Czy a i b to liczby całkow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6" draw:id="id6" draw:layer="layout" svg:width="7.7cm" svg:height="3.3cm" svg:x="12.2cm" svg:y="17.1cm">
          <text:p text:style-name="P1">drukuj a&gt;b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6.9cm" svg:height="5cm" svg:x="4.3cm" svg:y="13cm">
          <text:p text:style-name="P1">Czy a jest większe od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5" draw:id="id5" draw:layer="layout" svg:width="4.6cm" svg:height="3.4cm" svg:x="5.3cm" svg:y="19.4cm">
          <text:p text:style-name="P1">Czy b &gt;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8" draw:id="id8" draw:layer="layout" svg:width="8.4cm" svg:height="2cm" svg:x="10.3cm" svg:y="22.8cm">
          <text:p text:style-name="P1"/>
          <text:p text:style-name="P1">Drukuj b&gt;a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4.2cm" svg:height="1.6cm" svg:x="1.8cm" svg:y="22.8cm">
          <text:p text:style-name="P1">Drukuj a = b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6.9cm" svg:height="2.3cm" svg:x="5.4cm" svg:y="25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1.4cm" svg:y1="9cm" svg:x2="11.4cm" svg:y2="9cm" draw:start-shape="id1" draw:end-shape="id1" svg:d="M11400 9000z" svg:viewBox="0 0 1 1">
          <text:p/>
        </draw:connector>
        <draw:connector draw:style-name="gr3" draw:text-style-name="P2" draw:layer="layout" svg:x1="7.75cm" svg:y1="18cm" svg:x2="7.6cm" svg:y2="19.4cm" draw:start-shape="id4" draw:start-glue-point="2" draw:end-shape="id5" svg:d="M7750 18000v701h-150v699" svg:viewBox="0 0 151 1401">
          <text:p text:style-name="P1">fałsz</text:p>
        </draw:connector>
        <draw:connector draw:style-name="gr3" draw:text-style-name="P2" draw:layer="layout" svg:x1="7.6cm" svg:y1="11.6cm" svg:x2="7.75cm" svg:y2="13cm" draw:start-shape="id1" draw:end-shape="id4" draw:end-glue-point="4" svg:d="M7600 11600v701h150v699" svg:viewBox="0 0 151 1401">
          <text:p text:style-name="P1">prawda</text:p>
        </draw:connector>
        <draw:connector draw:style-name="gr3" draw:text-style-name="P2" draw:layer="layout" svg:x1="11.2cm" svg:y1="15.5cm" svg:x2="16.05cm" svg:y2="17.1cm" draw:start-shape="id4" draw:end-shape="id6" draw:end-glue-point="0" svg:d="M11200 15500h4850v1600" svg:viewBox="0 0 4851 1601">
          <text:p text:style-name="P1">prawda</text:p>
        </draw:connector>
        <draw:connector draw:style-name="gr3" draw:text-style-name="P2" draw:layer="layout" svg:x1="5.3cm" svg:y1="21.1cm" svg:x2="3.9cm" svg:y2="22.8cm" draw:start-shape="id5" draw:end-shape="id7" draw:end-glue-point="0" svg:d="M5300 21100h-1400v1700" svg:viewBox="0 0 1401 1701">
          <text:p text:style-name="P1">fałsz</text:p>
        </draw:connector>
        <draw:connector draw:style-name="gr3" draw:text-style-name="P2" draw:layer="layout" svg:x1="9.9cm" svg:y1="21.1cm" svg:x2="14.5cm" svg:y2="22.8cm" draw:start-shape="id5" draw:end-shape="id8" draw:end-glue-point="0" svg:d="M9900 21100h4600v1700" svg:viewBox="0 0 4601 1701">
          <text:p text:style-name="P1">prawda</text:p>
        </draw:connector>
        <draw:connector draw:style-name="gr4" draw:text-style-name="P2" draw:layer="layout" svg:x1="3.9cm" svg:y1="24.4cm" svg:x2="5.4cm" svg:y2="26.95cm" draw:start-shape="id7" draw:start-glue-point="2" draw:end-shape="id9" draw:end-glue-point="6" svg:d="M3900 24400v2550h1500" svg:viewBox="0 0 1501 2551">
          <text:p/>
        </draw:connector>
        <draw:connector draw:style-name="gr4" draw:text-style-name="P2" draw:layer="layout" svg:x1="6cm" svg:y1="23.6cm" svg:x2="8.85cm" svg:y2="25.8cm" draw:start-shape="id7" draw:start-glue-point="1" draw:end-shape="id9" svg:d="M6000 23600h2850v2200" svg:viewBox="0 0 2851 2201">
          <text:p/>
        </draw:connector>
        <draw:connector draw:style-name="gr4" draw:text-style-name="P2" draw:layer="layout" svg:x1="19.9cm" svg:y1="18.75cm" svg:x2="12.3cm" svg:y2="26.95cm" draw:start-shape="id6" draw:start-glue-point="1" draw:end-shape="id9" svg:d="M19900 18750h501v8200h-8101" svg:viewBox="0 0 8102 8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2:01:49.153598735</meta:creation-date>
    <dc:date>2019-09-20T09:02:35.634038447</dc:date>
    <meta:editing-duration>PT3M27S</meta:editing-duration>
    <meta:editing-cycles>2</meta:editing-cycles>
    <meta:generator>LibreOffice/6.0.7.3$Linux_X86_64 LibreOffice_project/00m0$Build-3</meta:generator>
    <meta:document-statistic meta:object-count="21"/>
  </office:meta>
</office:document-meta>
</file>